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FreeSans" svg:font-family="FreeSans, 'Times New Roman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 Regular" svg:font-family="'Noto Sans CJK SC Regular'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Symbol1" svg:font-family="Symbol" style:font-pitch="variable"/>
    <style:font-face style:name="Symbol2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.635cm" style:auto-text-indent="false"/>
    </style:style>
    <style:style style:name="P2" style:family="paragraph" style:parent-style-name="Normal1">
      <style:paragraph-properties fo:margin-left="4.445cm" fo:margin-right="0cm" fo:margin-top="0.025cm" fo:margin-bottom="0.025cm" style:contextual-spacing="false" fo:line-height="100%" fo:text-align="justify" style:justify-single-word="false" fo:orphans="0" fo:widows="0" fo:hyphenation-ladder-count="no-limit" fo:text-indent="0cm" style:auto-text-indent="false">
        <style:tab-stops>
          <style:tab-stop style:position="-0.159cm"/>
        </style:tab-stops>
      </style:paragraph-properties>
      <style:text-properties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1.27cm" fo:margin-right="0cm" fo:line-height="100%" fo:text-align="start" style:justify-single-word="false" fo:text-indent="1.27cm" style:auto-text-indent="false"/>
    </style:style>
    <style:style style:name="P4" style:family="paragraph" style:parent-style-name="Standard">
      <style:paragraph-properties fo:margin-left="2.54cm" fo:margin-right="0cm" fo:margin-top="0cm" fo:margin-bottom="0.222cm" style:contextual-spacing="false" fo:text-indent="0cm" style:auto-text-indent="false" style:text-autospace="none"/>
    </style:style>
    <style:style style:name="P5" style:family="paragraph" style:parent-style-name="List_20_Paragraph">
      <style:paragraph-properties fo:margin-left="0cm" fo:margin-right="0cm" fo:margin-top="0cm" fo:margin-bottom="0.353cm" style:contextual-spacing="true" fo:line-height="115%" fo:text-indent="0cm" style:auto-text-indent="false" style:text-autospace="none"/>
      <style:text-properties fo:color="#000000" loext:opacity="100%" fo:font-weight="bold" style:font-weight-asian="bold"/>
    </style:style>
    <style:style style:name="P6" style:family="paragraph" style:parent-style-name="Standard">
      <style:paragraph-properties fo:keep-with-next="always"/>
      <style:text-properties fo:color="#000000" loext:opacity="100%" fo:font-weight="bold" style:font-weight-asian="bold"/>
    </style:style>
    <style:style style:name="P7" style:family="paragraph" style:parent-style-name="Standard">
      <style:paragraph-properties fo:margin-left="1.27cm" fo:margin-right="0cm" fo:line-height="150%" fo:orphans="0" fo:widows="0" fo:text-indent="0cm" style:auto-text-indent="false" style:text-autospace="none"/>
      <style:text-properties fo:color="#000000" loext:opacity="100%" style:font-name="Cambria" fo:font-size="10pt" fo:font-weight="bold" style:font-size-asian="10pt" style:font-weight-asian="bold" style:font-name-complex="Cambria" style:font-size-complex="10pt"/>
    </style:style>
    <style:style style:name="P8" style:family="paragraph" style:parent-style-name="Standard">
      <style:paragraph-properties fo:margin-left="1.27cm" fo:margin-right="0cm" fo:text-align="start" style:justify-single-word="false" fo:text-indent="1.27cm" style:auto-text-indent="false"/>
      <style:text-properties fo:color="#000000" loext:opacity="100%" fo:font-size="10.5pt" fo:font-weight="bold" style:font-size-asian="10.5pt" style:font-weight-asian="bold" style:font-size-complex="10.5pt"/>
    </style:style>
    <style:style style:name="P9" style:family="paragraph" style:parent-style-name="Standard">
      <style:text-properties style:font-name="Cambria" fo:font-size="14pt" fo:font-weight="bold" style:font-size-asian="14pt" style:font-weight-asian="bold" style:font-name-complex="Cambria" style:font-size-complex="14pt"/>
    </style:style>
    <style:style style:name="P10" style:family="paragraph" style:parent-style-name="Standard">
      <style:paragraph-properties fo:margin-left="2.54cm" fo:margin-right="0cm" fo:text-indent="1.27cm" style:auto-text-indent="false"/>
    </style:style>
    <style:style style:name="P11" style:family="paragraph" style:parent-style-name="Standard">
      <style:paragraph-properties>
        <style:tab-stops>
          <style:tab-stop style:position="14.023cm"/>
        </style:tab-stops>
      </style:paragraph-properties>
    </style:style>
    <style:style style:name="P12" style:family="paragraph" style:parent-style-name="Standard">
      <style:paragraph-properties fo:line-height="200%"/>
      <style:text-properties fo:font-size="11pt" fo:font-weight="bold" fo:background-color="#ffff00" style:font-size-asian="11pt" style:font-weight-asian="bold" style:font-size-complex="11pt"/>
    </style:style>
    <style:style style:name="P13" style:family="paragraph" style:parent-style-name="Standard">
      <style:paragraph-properties fo:margin-left="2.54cm" fo:margin-right="0cm" fo:margin-top="0cm" fo:margin-bottom="0.122cm" style:contextual-spacing="false" fo:text-indent="0cm" style:auto-text-indent="false" style:text-autospace="non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3.81cm" fo:margin-right="0cm" fo:line-height="115%" fo:text-indent="0cm" style:auto-text-indent="false" style:text-autospace="none"/>
      <style:text-properties style:text-underline-style="solid" style:text-underline-type="double" style:text-underline-width="auto" style:text-underline-color="font-color"/>
    </style:style>
    <style:style style:name="P15" style:family="paragraph" style:parent-style-name="Standard">
      <style:paragraph-properties fo:margin-left="1.27cm" fo:margin-right="0cm" fo:line-height="115%" fo:text-align="start" style:justify-single-word="false" fo:text-indent="1.27cm" style:auto-text-indent="false"/>
    </style:style>
    <style:style style:name="P16" style:family="paragraph" style:parent-style-name="Standard">
      <style:paragraph-properties fo:margin-left="1.27cm" fo:margin-right="0cm" fo:line-height="115%" fo:text-align="start" style:justify-single-word="false" fo:text-indent="0cm" style:auto-text-indent="false"/>
    </style:style>
    <style:style style:name="P17" style:family="paragraph" style:parent-style-name="Standard">
      <style:paragraph-properties fo:margin-left="1.27cm" fo:margin-right="0cm" fo:line-height="115%" fo:text-indent="0cm" style:auto-text-indent="false"/>
    </style:style>
    <style:style style:name="P18" style:family="paragraph" style:parent-style-name="Standard">
      <style:paragraph-properties fo:margin-left="2.54cm" fo:margin-right="0cm" fo:orphans="0" fo:widows="0" fo:text-indent="0cm" style:auto-text-indent="false" style:text-autospace="none"/>
    </style:style>
    <style:style style:name="P19" style:family="paragraph" style:parent-style-name="Table_5f_Head">
      <style:paragraph-properties fo:margin-left="2.54cm" fo:margin-right="0cm" fo:margin-top="0cm" fo:margin-bottom="0cm" style:contextual-spacing="false" fo:orphans="0" fo:widows="0" fo:text-indent="0cm" style:auto-text-indent="false" style:text-autospace="none" style:snap-to-layout-grid="false"/>
    </style:style>
    <style:style style:name="P20" style:family="paragraph" style:parent-style-name="Standard">
      <style:paragraph-properties fo:margin-left="1.27cm" fo:margin-right="0cm" fo:line-height="150%" fo:text-indent="0cm" style:auto-text-indent="false"/>
    </style:style>
    <style:style style:name="P21" style:family="paragraph" style:parent-style-name="Standard">
      <style:paragraph-properties fo:margin-left="2.54cm" fo:margin-right="0cm" fo:margin-top="0cm" fo:margin-bottom="0.122cm" style:contextual-spacing="false" fo:text-indent="0cm" style:auto-text-indent="false"/>
    </style:style>
    <style:style style:name="P22" style:family="paragraph" style:parent-style-name="Standard">
      <style:paragraph-properties fo:margin-left="1.27cm" fo:margin-right="0cm" fo:text-align="start" style:justify-single-word="false" fo:text-indent="1.27cm" style:auto-text-indent="false"/>
    </style:style>
    <style:style style:name="P23" style:family="paragraph" style:parent-style-name="Standard">
      <style:text-properties officeooo:paragraph-rsid="00189098"/>
    </style:style>
    <style:style style:name="P24" style:family="paragraph" style:parent-style-name="Table_5f_Head">
      <style:paragraph-properties fo:margin-left="2.54cm" fo:margin-right="0cm" fo:margin-top="0.101cm" fo:margin-bottom="0.101cm" style:contextual-spacing="false" fo:text-indent="0cm" style:auto-text-indent="false" style:snap-to-layout-grid="false"/>
    </style:style>
    <style:style style:name="P25" style:family="paragraph" style:parent-style-name="List_20_Paragraph" style:list-style-name="WW8Num11">
      <style:paragraph-properties fo:margin-top="0.201cm" fo:margin-bottom="0.201cm" style:contextual-spacing="true" fo:line-height="100%" fo:text-align="justify" style:justify-single-word="false"/>
    </style:style>
    <style:style style:name="P26" style:family="paragraph" style:parent-style-name="List_20_Paragraph" style:list-style-name="WW8Num11">
      <style:paragraph-properties fo:margin-top="0cm" fo:margin-bottom="0cm" style:contextual-spacing="false" fo:line-height="100%" fo:text-align="justify" style:justify-single-word="false" fo:hyphenation-ladder-count="no-limit">
        <style:tab-stops>
          <style:tab-stop style:position="-0.159cm"/>
        </style:tab-stops>
      </style:paragraph-properties>
      <style:text-properties fo:hyphenate="false" fo:hyphenation-remain-char-count="2" fo:hyphenation-push-char-count="2" loext:hyphenation-no-caps="false"/>
    </style:style>
    <style:style style:name="P27" style:family="paragraph" style:parent-style-name="List_20_Paragraph" style:list-style-name="WW8Num9">
      <style:paragraph-properties fo:margin-top="0.201cm" fo:margin-bottom="0.201cm" style:contextual-spacing="true" style:text-autospace="none"/>
    </style:style>
    <style:style style:name="P28" style:family="paragraph" style:parent-style-name="List_20_Paragraph" style:list-style-name="WW8Num9">
      <style:paragraph-properties fo:margin-top="0.101cm" fo:margin-bottom="0.101cm" style:contextual-spacing="true"/>
    </style:style>
    <style:style style:name="P29" style:family="paragraph" style:parent-style-name="List_20_Paragraph" style:list-style-name="WW8Num9">
      <style:paragraph-properties fo:margin-top="0.101cm" fo:margin-bottom="0.101cm" style:contextual-spacing="false">
        <style:tab-stops>
          <style:tab-stop style:position="-0.159cm"/>
        </style:tab-stops>
      </style:paragraph-properties>
    </style:style>
    <style:style style:name="P30" style:family="paragraph" style:parent-style-name="Normal1" style:list-style-name="WW8Num11">
      <style:paragraph-properties fo:margin-top="0cm" fo:margin-bottom="0cm" style:contextual-spacing="false" fo:line-height="100%" fo:text-align="justify" style:justify-single-word="false" fo:orphans="0" fo:widows="0"/>
    </style:style>
    <style:style style:name="P31" style:family="paragraph" style:parent-style-name="Normal1" style:list-style-name="WW8Num11">
      <style:paragraph-properties fo:margin-top="0.125cm" fo:margin-bottom="0.125cm" style:contextual-spacing="false" fo:line-height="100%" fo:text-align="justify" style:justify-single-word="false" fo:orphans="0" fo:widows="0"/>
    </style:style>
    <style:style style:name="P32" style:family="paragraph" style:parent-style-name="Normal1" style:list-style-name="WW8Num11">
      <style:paragraph-properties fo:margin-top="0.025cm" fo:margin-bottom="0.025cm" style:contextual-spacing="false" fo:line-height="100%" fo:text-align="justify" style:justify-single-word="false" fo:orphans="0" fo:widows="0" fo:hyphenation-ladder-count="no-limit">
        <style:tab-stops>
          <style:tab-stop style:position="-0.159cm"/>
        </style:tab-stops>
      </style:paragraph-properties>
      <style:text-properties fo:hyphenate="false" fo:hyphenation-remain-char-count="2" fo:hyphenation-push-char-count="2" loext:hyphenation-no-caps="false"/>
    </style:style>
    <style:style style:name="P33" style:family="paragraph" style:parent-style-name="Normal1" style:list-style-name="WW8Num9">
      <style:paragraph-properties fo:margin-top="0.125cm" fo:margin-bottom="0.125cm" style:contextual-spacing="false" fo:text-align="justify" style:justify-single-word="false" fo:orphans="0" fo:widows="0"/>
    </style:style>
    <style:style style:name="P34" style:family="paragraph" style:parent-style-name="Normal1" style:list-style-name="WW8Num9">
      <style:paragraph-properties fo:margin-top="0.025cm" fo:margin-bottom="0.025cm" style:contextual-spacing="false" fo:text-align="justify" style:justify-single-word="false" fo:orphans="0" fo:widows="0"/>
    </style:style>
    <style:style style:name="P35" style:family="paragraph" style:parent-style-name="Normal1" style:list-style-name="WW8Num9">
      <style:paragraph-properties fo:margin-top="0.226cm" fo:margin-bottom="0.226cm" style:contextual-spacing="false" fo:text-align="justify" style:justify-single-word="false" fo:orphans="0" fo:widows="0"/>
    </style:style>
    <style:style style:name="P36" style:family="paragraph" style:parent-style-name="Normal1" style:list-style-name="WW8Num9">
      <style:paragraph-properties fo:margin-top="0.025cm" fo:margin-bottom="0.025cm" style:contextual-spacing="false" fo:text-align="justify" style:justify-single-word="false" fo:orphans="0" fo:widows="0">
        <style:tab-stops>
          <style:tab-stop style:position="-0.159cm"/>
        </style:tab-stops>
      </style:paragraph-properties>
    </style:style>
    <style:style style:name="P37" style:family="paragraph" style:parent-style-name="Standard">
      <style:paragraph-properties>
        <style:tab-stops>
          <style:tab-stop style:position="14.023cm"/>
        </style:tab-stops>
      </style:paragraph-properties>
      <style:text-properties fo:font-size="11pt" style:font-size-asian="11pt" style:font-size-complex="11pt"/>
    </style:style>
    <style:style style:name="P38" style:family="paragraph" style:parent-style-name="Standard">
      <style:text-properties fo:color="#000000" loext:opacity="100%" fo:font-size="11pt" officeooo:paragraph-rsid="00189098" style:font-size-asian="11pt" style:font-size-complex="11pt"/>
    </style:style>
    <style:style style:name="P39" style:family="paragraph" style:parent-style-name="Standard" style:list-style-name="WW8Num6">
      <style:paragraph-properties fo:line-height="150%"/>
      <style:text-properties fo:color="#000000" loext:opacity="100%" style:font-name="Cambria" fo:font-size="14pt" style:text-underline-style="solid" style:text-underline-width="auto" style:text-underline-color="font-color" fo:font-weight="bold" style:font-size-asian="14pt" style:font-weight-asian="bold" style:font-name-complex="Cambria" style:font-size-complex="14pt"/>
    </style:style>
    <style:style style:name="P40" style:family="paragraph" style:parent-style-name="Standard">
      <style:paragraph-properties fo:margin-left="1.27cm" fo:margin-right="0cm" fo:line-height="150%" fo:text-indent="0cm" style:auto-text-indent="false"/>
      <style:text-properties fo:color="#000000" loext:opacity="100%" fo:font-size="10.5pt" fo:font-weight="bold" style:font-size-asian="10.5pt" style:font-weight-asian="bold" style:font-size-complex="10.5pt"/>
    </style:style>
    <style:style style:name="P41" style:family="paragraph" style:parent-style-name="Standard">
      <style:paragraph-properties fo:margin-left="1.27cm" fo:margin-right="0cm" fo:line-height="115%" fo:text-indent="1.27cm" style:auto-text-indent="false"/>
      <style:text-properties fo:color="#000000" loext:opacity="100%" fo:font-size="10.5pt" fo:font-weight="bold" style:font-size-asian="10.5pt" style:font-weight-asian="bold" style:font-size-complex="10.5pt"/>
    </style:style>
    <style:style style:name="P42" style:family="paragraph" style:parent-style-name="Standard">
      <style:paragraph-properties fo:margin-left="1.27cm" fo:margin-right="0cm" fo:line-height="115%" fo:text-indent="1.27cm" style:auto-text-indent="false"/>
      <style:text-properties fo:color="#000000" loext:opacity="100%" style:font-name="Times New Roman" fo:font-size="10.5pt" fo:font-weight="bold" style:font-size-asian="10.5pt" style:font-weight-asian="bold" style:font-name-complex="Times New Roman" style:font-size-complex="10.5pt"/>
    </style:style>
    <style:style style:name="P43" style:family="paragraph" style:parent-style-name="Standard" style:list-style-name="WW8Num5">
      <style:paragraph-properties fo:line-height="150%" fo:orphans="0" fo:widows="0" style:text-autospace="none"/>
      <style:text-properties style:font-name="Cambria" fo:font-size="14pt" style:text-underline-style="solid" style:text-underline-width="auto" style:text-underline-color="font-color" fo:font-weight="bold" style:font-size-asian="14pt" style:font-weight-asian="bold" style:font-name-complex="Cambria" style:font-size-complex="14pt"/>
    </style:style>
    <style:style style:name="P44" style:family="paragraph" style:parent-style-name="Standard" style:list-style-name="WW8Num2">
      <style:paragraph-properties fo:line-height="150%" fo:orphans="0" fo:widows="0" style:text-autospace="none"/>
      <style:text-properties style:font-name="Cambria" fo:font-size="14pt" style:text-underline-style="solid" style:text-underline-width="auto" style:text-underline-color="font-color" fo:font-weight="bold" style:font-size-asian="14pt" style:font-weight-asian="bold" style:font-name-complex="Cambria" style:font-size-complex="14pt"/>
    </style:style>
    <style:style style:name="P45" style:family="paragraph" style:parent-style-name="Standard" style:list-style-name="WW8Num2">
      <style:text-properties style:font-name="Cambria" style:text-underline-style="solid" style:text-underline-width="auto" style:text-underline-color="font-color" fo:font-weight="bold" style:font-weight-asian="bold" style:font-name-complex="Cambria" style:font-weight-complex="bold"/>
    </style:style>
    <style:style style:name="P46" style:family="paragraph" style:parent-style-name="Standard" style:list-style-name="WW8Num7">
      <style:paragraph-properties fo:line-height="115%" fo:orphans="0" fo:widows="0" style:text-autospace="none"/>
    </style:style>
    <style:style style:name="P47" style:family="paragraph" style:parent-style-name="Standard" style:list-style-name="WW8Num3">
      <style:paragraph-properties fo:line-height="115%" fo:orphans="0" fo:widows="0" style:text-autospace="none"/>
    </style:style>
    <style:style style:name="P48" style:family="paragraph" style:parent-style-name="Standard" style:list-style-name="WW8Num4">
      <style:paragraph-properties fo:line-height="115%"/>
    </style:style>
    <style:style style:name="P49" style:family="paragraph" style:parent-style-name="Standard" style:list-style-name="WW8Num7">
      <style:paragraph-properties fo:orphans="0" fo:widows="0" style:text-autospace="none"/>
    </style:style>
    <style:style style:name="P50" style:family="paragraph" style:parent-style-name="Standard" style:list-style-name="WW8Num8">
      <style:paragraph-properties fo:margin-top="0.302cm" fo:margin-bottom="0.302cm" style:contextual-spacing="false" fo:hyphenation-ladder-count="no-limit"/>
      <style:text-properties fo:font-size="14pt" fo:language="en" fo:country="GB" fo:font-weight="bold" style:font-size-asian="14pt" style:font-weight-asian="bold" style:font-size-complex="14pt" fo:hyphenate="true" fo:hyphenation-remain-char-count="2" fo:hyphenation-push-char-count="2" loext:hyphenation-no-caps="false"/>
    </style:style>
    <style:style style:name="P51" style:family="paragraph" style:parent-style-name="Standard" style:list-style-name="WW8Num9">
      <style:paragraph-properties style:text-autospace="none"/>
    </style:style>
    <style:style style:name="P52" style:family="paragraph" style:parent-style-name="Standard" style:list-style-name="WW8Num10">
      <style:paragraph-properties style:text-autospace="none"/>
    </style:style>
    <style:style style:name="P53" style:family="paragraph" style:parent-style-name="Standard" style:list-style-name="WW8Num4">
      <style:paragraph-properties fo:line-height="115%"/>
      <style:text-properties fo:font-size="10.5pt" fo:font-weight="bold" style:font-size-asian="10.5pt" style:font-weight-asian="bold" style:font-size-complex="10.5pt" style:font-weight-complex="bold"/>
    </style:style>
    <style:style style:name="P54" style:family="paragraph" style:parent-style-name="Table_5f_Head">
      <style:paragraph-properties fo:margin-left="2.54cm" fo:margin-right="0cm" fo:margin-top="0.101cm" fo:margin-bottom="0.101cm" style:contextual-spacing="false" fo:text-indent="0cm" style:auto-text-indent="false" style:snap-to-layout-grid="false"/>
    </style:style>
    <style:style style:name="P55" style:family="paragraph" style:parent-style-name="Table_5f_Head">
      <style:paragraph-properties fo:margin-left="2.54cm" fo:margin-right="0cm" fo:margin-top="0.101cm" fo:margin-bottom="0.101cm" style:contextual-spacing="false" fo:text-indent="0cm" style:auto-text-indent="false" style:snap-to-layout-grid="false"/>
      <style:text-properties officeooo:rsid="001907dd" officeooo:paragraph-rsid="001907dd"/>
    </style:style>
    <style:style style:name="T1" style:family="text">
      <style:text-properties style:font-name="Cambria" fo:font-size="14pt" fo:font-weight="bold" style:font-size-asian="14pt" style:font-weight-asian="bold" style:font-name-complex="Cambria" style:font-size-complex="14pt"/>
    </style:style>
    <style:style style:name="T2" style:family="text">
      <style:text-properties style:font-name="Cambria" fo:font-size="14pt" fo:font-weight="bold" style:font-name-asian="Cambria" style:font-size-asian="14pt" style:font-weight-asian="bold" style:font-name-complex="Cambria" style:font-size-complex="14pt"/>
    </style:style>
    <style:style style:name="T3" style:family="text">
      <style:text-properties style:font-name="Cambria" fo:font-size="14pt" fo:font-weight="bold" officeooo:rsid="0018c2ce" style:font-name-asian="Cambria" style:font-size-asian="14pt" style:font-weight-asian="bold" style:font-name-complex="Cambria" style:font-size-complex="14pt"/>
    </style:style>
    <style:style style:name="T4" style:family="text">
      <style:text-properties fo:color="#000000" loext:opacity="100%" fo:font-size="11pt" style:font-size-asian="11pt" style:font-size-complex="11pt"/>
    </style:style>
    <style:style style:name="T5" style:family="text">
      <style:text-properties fo:color="#000000" loext:opacity="100%" fo:font-size="11pt" officeooo:rsid="00189098" style:font-size-asian="11pt" style:font-size-complex="11pt"/>
    </style:style>
    <style:style style:name="T6" style:family="text">
      <style:text-properties fo:color="#000000" loext:opacity="100%" fo:font-size="10.5pt" style:font-size-asian="10.5pt" style:font-size-complex="10.5pt"/>
    </style:style>
    <style:style style:name="T7" style:family="text">
      <style:text-properties fo:color="#000000" loext:opacity="100%" fo:font-size="10.5pt" officeooo:rsid="00189098" style:font-size-asian="10.5pt" style:font-size-complex="10.5pt"/>
    </style:style>
    <style:style style:name="T8" style:family="text">
      <style:text-properties fo:color="#000000" loext:opacity="100%" fo:font-size="10.5pt" fo:font-weight="bold" style:font-size-asian="10.5pt" style:font-weight-asian="bold" style:font-size-complex="10.5pt"/>
    </style:style>
    <style:style style:name="T9" style:family="text"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color="#000000" loext:opacity="100%" fo:font-size="10.5pt" fo:font-weight="normal" officeooo:rsid="00189098" style:font-size-asian="10.5pt" style:font-weight-asian="normal" style:font-size-complex="10.5pt" style:font-weight-complex="normal"/>
    </style:style>
    <style:style style:name="T11" style:family="text">
      <style:text-properties fo:color="#000000" loext:opacity="100%" fo:font-size="10.5pt" fo:language="en" fo:country="IN" style:font-size-asian="10.5pt" style:font-size-complex="10.5pt"/>
    </style:style>
    <style:style style:name="T12" style:family="text">
      <style:text-properties fo:color="#000000" loext:opacity="100%" fo:font-size="10.5pt" fo:language="en" fo:country="IN" style:font-size-asian="10.5pt" style:language-asian="en" style:country-asian="US" style:font-name-complex="Times New Roman" style:font-size-complex="10.5pt"/>
    </style:style>
    <style:style style:name="T13" style:family="text">
      <style:text-properties fo:color="#000000" loext:opacity="100%" fo:font-size="10.5pt" fo:language="en" fo:country="IN" fo:font-weight="normal" style:font-size-asian="10.5pt" style:language-asian="en" style:country-asian="US" style:font-weight-asian="normal" style:font-name-complex="Times New Roman" style:font-size-complex="10.5pt"/>
    </style:style>
    <style:style style:name="T14" style:family="text">
      <style:text-properties fo:color="#000000" loext:opacity="100%" fo:font-size="10.5pt" fo:language="en" fo:country="IN" fo:font-weight="normal" style:font-size-asian="10.5pt" style:language-asian="en" style:country-asian="US" style:font-weight-asian="normal" style:font-name-complex="Times New Roman" style:font-size-complex="10.5pt" style:font-weight-complex="normal"/>
    </style:style>
    <style:style style:name="T15" style:family="text">
      <style:text-properties fo:color="#000000" loext:opacity="100%" fo:font-size="10.5pt" fo:language="en" fo:country="IN" fo:font-weight="bold" style:font-size-asian="10.5pt" style:font-weight-asian="bold" style:font-size-complex="10.5pt" style:font-weight-complex="bold"/>
    </style:style>
    <style:style style:name="T16" style:family="text">
      <style:text-properties fo:color="#000000" loext:opacity="100%" style:font-name="Times New Roman" fo:font-size="10.5pt" fo:font-weight="bold" style:font-size-asian="10.5pt" style:font-weight-asian="bold" style:font-name-complex="Times New Roman" style:font-size-complex="10.5pt"/>
    </style:style>
    <style:style style:name="T17" style:family="text">
      <style:text-properties fo:color="#000000" loext:opacity="100%" style:font-name="Times New Roman" fo:font-size="10.5pt" fo:font-weight="normal" style:font-size-asian="10.5pt" style:font-weight-asian="normal" style:font-name-complex="Times New Roman" style:font-size-complex="10.5pt" style:font-weight-complex="normal"/>
    </style:style>
    <style:style style:name="T18" style:family="text">
      <style:text-properties fo:color="#000000" loext:opacity="100%" style:font-name="Times New Roman" fo:font-size="10.5pt" fo:font-weight="normal" officeooo:rsid="00189098" style:font-size-asian="10.5pt" style:font-weight-asian="normal" style:font-name-complex="Times New Roman" style:font-size-complex="10.5pt" style:font-weight-complex="normal"/>
    </style:style>
    <style:style style:name="T19" style:family="text">
      <style:text-properties fo:color="#000000" loext:opacity="100%" style:font-name="Times New Roman" fo:font-size="10.5pt" fo:font-weight="normal" style:font-size-asian="10.5pt" style:language-asian="en" style:country-asian="US" style:font-weight-asian="normal" style:font-name-complex="Times New Roman" style:font-size-complex="10.5pt"/>
    </style:style>
    <style:style style:name="T20" style:family="text">
      <style:text-properties fo:color="#000000" loext:opacity="100%" style:font-name="Times New Roman" fo:font-size="10.5pt" fo:language="en" fo:country="IN" fo:font-style="normal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21" style:family="text">
      <style:text-properties fo:color="#000000" loext:opacity="100%" style:font-name="Times New Roman" fo:font-size="10.5pt" fo:language="en" fo:country="IN" fo:font-style="normal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22" style:family="text">
      <style:text-properties fo:color="#000000" loext:opacity="100%" style:font-name="Times New Roman" fo:font-size="10.5pt" fo:language="en" fo:country="IN" fo:font-weight="normal" style:font-size-asian="10.5pt" style:language-asian="en" style:country-asian="US" style:font-weight-asian="normal" style:font-name-complex="Times New Roman" style:font-size-complex="10.5pt"/>
    </style:style>
    <style:style style:name="T23" style:family="text">
      <style:text-properties fo:color="#000000" loext:opacity="100%" style:font-name="Times New Roman" fo:font-size="10.5pt" fo:language="en" fo:country="IN" fo:font-weight="bold" style:font-size-asian="10.5pt" style:language-asian="en" style:country-asian="US" style:font-weight-asian="bold" style:font-name-complex="Times New Roman" style:font-size-complex="10.5pt"/>
    </style:style>
    <style:style style:name="T24" style:family="text">
      <style:text-properties fo:color="#000000" loext:opacity="100%" style:font-name="Times New Roman" fo:font-size="10.5pt" style:font-size-asian="10.5pt" style:language-asian="en" style:country-asian="US" style:font-name-complex="Times New Roman" style:font-size-complex="10.5pt"/>
    </style:style>
    <style:style style:name="T25" style:family="text">
      <style:text-properties fo:font-size="10.5pt" style:font-size-asian="10.5pt" style:font-size-complex="10.5pt"/>
    </style:style>
    <style:style style:name="T26" style:family="text">
      <style:text-properties fo:font-size="10.5pt" style:font-size-asian="10.5pt" style:font-size-complex="10.5pt" style:font-weight-complex="bold"/>
    </style:style>
    <style:style style:name="T27" style:family="text">
      <style:text-properties fo:font-size="10.5pt" officeooo:rsid="00189098" style:font-size-asian="10.5pt" style:font-size-complex="10.5pt"/>
    </style:style>
    <style:style style:name="T28" style:family="text">
      <style:text-properties fo:font-size="10.5pt" fo:font-weight="bold" style:font-size-asian="10.5pt" style:font-weight-asian="bold" style:font-size-complex="10.5pt"/>
    </style:style>
    <style:style style:name="T29" style:family="text">
      <style:text-properties fo:font-size="10.5pt" fo:font-weight="bold" style:font-size-asian="10.5pt" style:font-weight-asian="bold" style:font-size-complex="10.5pt" style:font-weight-complex="bold"/>
    </style:style>
    <style:style style:name="T30" style:family="text">
      <style:text-properties fo:font-size="10.5pt" fo:language="en" fo:country="IN" style:font-size-asian="10.5pt" style:font-size-complex="10.5pt"/>
    </style:style>
    <style:style style:name="T31" style:family="text">
      <style:text-properties fo:font-size="10.5pt" fo:language="en" fo:country="IN" fo:font-weight="bold" style:font-size-asian="10.5pt" style:font-weight-asian="bold" style:font-size-complex="10.5pt" style:font-weight-complex="bold"/>
    </style:style>
    <style:style style:name="T32" style:family="text">
      <style:text-properties style:font-name="Times New Roman" fo:font-size="10.5pt" style:font-size-asian="10.5pt" style:font-name-complex="Times New Roman" style:font-size-complex="10.5pt"/>
    </style:style>
    <style:style style:name="T33" style:family="text">
      <style:text-properties style:font-name="Times New Roman" fo:font-size="10.5pt" style:font-size-asian="10.5pt" style:font-name-complex="Times New Roman" style:font-size-complex="10.5pt" style:font-weight-complex="bold"/>
    </style:style>
    <style:style style:name="T34" style:family="text">
      <style:text-properties style:font-name="Times New Roman" fo:font-size="10.5pt" fo:font-weight="normal" style:font-size-asian="10.5pt" style:font-weight-asian="normal" style:font-name-complex="Times New Roman" style:font-size-complex="10.5pt"/>
    </style:style>
    <style:style style:name="T35" style:family="text">
      <style:text-properties style:font-name="Times New Roman" fo:font-size="10.5pt" fo:font-weight="normal" style:font-name-asian="Calibri" style:font-size-asian="10.5pt" style:language-asian="en" style:country-asian="US" style:font-weight-asian="normal" style:font-name-complex="Times New Roman" style:font-size-complex="10.5pt"/>
    </style:style>
    <style:style style:name="T36" style:family="text">
      <style:text-properties style:font-name="Times New Roman" fo:font-size="10.5pt" style:font-name-asian="Calibri" style:font-size-asian="10.5pt" style:language-asian="en" style:country-asian="US" style:font-name-complex="Times New Roman" style:font-size-complex="10.5pt" style:font-weight-complex="bold"/>
    </style:style>
    <style:style style:name="T37" style:family="text">
      <style:text-properties style:font-name="Times New Roman" fo:font-size="10.5pt" fo:language="sv" fo:country="SE" fo:font-weight="normal" style:font-name-asian="Calibri" style:font-size-asian="10.5pt" style:language-asian="en" style:country-asian="US" style:font-weight-asian="normal" style:font-name-complex="Times New Roman" style:font-size-complex="10.5pt"/>
    </style:style>
    <style:style style:name="T38" style:family="text">
      <style:text-properties style:font-name="Times New Roman" fo:font-size="10.5pt" fo:language="sv" fo:country="SE" fo:font-weight="normal" style:font-name-asian="Calibri" style:font-size-asian="10.5pt" style:language-asian="en" style:country-asian="US" style:font-weight-asian="normal" style:font-name-complex="Times New Roman" style:font-size-complex="10.5pt" style:font-weight-complex="bold"/>
    </style:style>
    <style:style style:name="T39" style:family="text">
      <style:text-properties style:font-name="Times New Roman" fo:font-size="10.5pt" fo:language="sv" fo:country="SE" style:font-name-asian="Calibri" style:font-size-asian="10.5pt" style:language-asian="en" style:country-asian="US" style:font-name-complex="Times New Roman" style:font-size-complex="10.5pt" style:font-weight-complex="bold"/>
    </style:style>
    <style:style style:name="T40" style:family="text">
      <style:text-properties style:font-name="Times New Roman" fo:font-size="10.5pt" fo:font-weight="bold" style:font-size-asian="10.5pt" style:font-weight-asian="bold" style:font-name-complex="Times New Roman" style:font-size-complex="10.5pt"/>
    </style:style>
    <style:style style:name="T41" style:family="text"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42" style:family="text">
      <style:text-properties style:font-name="Times New Roman" fo:font-size="10.5pt" fo:font-weight="bold" style:font-name-asian="Calibri" style:font-size-asian="10.5pt" style:language-asian="en" style:country-asian="US" style:font-weight-asian="bold" style:font-name-complex="Times New Roman" style:font-size-complex="10.5pt" style:font-weight-complex="bold"/>
    </style:style>
    <style:style style:name="T43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44" style:family="text">
      <style:text-properties fo:color="#00000a" loext:opacity="100%" fo:font-size="10.5pt" fo:language="en" fo:country="IN" fo:background-color="#ffffff" loext:char-shading-value="0" style:font-size-asian="10.5pt" style:language-asian="en" style:country-asian="US" style:font-name-complex="Times New Roman" style:font-size-complex="10.5pt"/>
    </style:style>
    <style:style style:name="T45" style:family="text">
      <style:text-properties fo:color="#00000a" loext:opacity="100%" fo:font-size="10.5pt" fo:language="en" fo:country="IN" fo:font-weight="normal" fo:background-color="#ffffff" loext:char-shading-value="0" style:font-size-asian="10.5pt" style:language-asian="en" style:country-asian="US" style:font-weight-asian="normal" style:font-name-complex="Times New Roman" style:font-size-complex="10.5pt"/>
    </style:style>
    <style:style style:name="T46" style:family="text">
      <style:text-properties fo:color="#00000a" loext:opacity="100%" style:font-name="Times New Roman" fo:font-size="10.5pt" fo:language="en" fo:country="IN" fo:font-weight="normal" fo:background-color="#ffffff" loext:char-shading-value="0" style:font-size-asian="10.5pt" style:language-asian="en" style:country-asian="US" style:font-weight-asian="normal" style:font-name-complex="Times New Roman" style:font-size-complex="10.5pt"/>
    </style:style>
    <style:style style:name="T47" style:family="text">
      <style:text-properties fo:color="#00000a" loext:opacity="100%" style:font-name="Times New Roman" fo:font-size="10.5pt" fo:language="en" fo:country="IN" fo:font-weight="bold" fo:background-color="#ffffff" loext:char-shading-value="0" style:font-size-asian="10.5pt" style:language-asian="en" style:country-asian="US" style:font-weight-asian="bold" style:font-name-complex="Times New Roman" style:font-size-complex="10.5pt"/>
    </style:style>
    <style:style style:name="T48" style:family="text">
      <style:text-properties fo:color="#00000a" loext:opacity="100%" style:font-name="Times New Roman" fo:font-size="10.5pt" fo:language="en" fo:country="IN" fo:font-weight="bold" fo:background-color="#ffffff" loext:char-shading-value="0" style:font-size-asian="10.5pt" style:language-asian="en" style:country-asian="US" style:font-weight-asian="bold" style:font-name-complex="Times New Roman" style:font-size-complex="10.5pt" style:font-weight-complex="bold"/>
    </style:style>
    <style:style style:name="T49" style:family="text">
      <style:text-properties fo:color="#00000a" loext:opacity="100%" style:font-name="Times New Roman" fo:font-size="10.5pt" fo:font-weight="normal" fo:background-color="#ffffff" loext:char-shading-value="0" style:font-size-asian="10.5pt" style:language-asian="en" style:country-asian="US" style:font-weight-asian="normal" style:font-name-complex="Times New Roman" style:font-size-complex="10.5pt"/>
    </style:style>
    <style:style style:name="T50" style:family="text">
      <style:text-properties fo:color="#00000a" loext:opacity="100%" style:font-name="Times New Roman" fo:font-size="10.5pt" fo:background-color="#ffffff" loext:char-shading-value="0" style:font-size-asian="10.5pt" style:language-asian="en" style:country-asian="US" style:font-name-complex="Times New Roman" style:font-size-complex="10.5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<text:span text:style-name="T2"><text:s text:c="12"/></text:span><text:span text:style-name="T3">Name</text:span></text:p>
      <text:p text:style-name="P37"><text:s text:c="110"/>Contact No: - </text:p>
      <text:p text:style-name="P11"><text:span text:style-name="T5"><text:s text:c="16"/>ADDRESS</text:span><text:span text:style-name="T4"> <text:s text:c="75"/>Email: -</text:span></text:p>
      <text:p text:style-name="P23"><text:span text:style-name="T4"><text:s text:c="3"/><text:tab/><text:tab/><text:tab/><text:tab/><text:tab/> <text:s text:c="44"/></text:span><text:span text:style-name="T5">LinkdinProfile</text:span><text:span text:style-name="T4"> <text:s text:c="2"/></text:span></text:p>
      <text:p text:style-name="P38"><text:tab/><text:tab/><text:tab/><text:tab/><text:tab/><text:tab/> <text:s text:c="4"/></text:p>
      <text:p text:style-name="P12"/>
      <text:list xml:id="list3230050752" text:style-name="WW8Num5">
        <text:list-item>
          <text:p text:style-name="P43">Profile</text:p>
        </text:list-item>
      </text:list>
      <text:list xml:id="list4034409289" text:style-name="WW8Num7">
        <text:list-item>
          <text:p text:style-name="P46"><text:span text:style-name="T28">4+ <text:s/>years of </text:span><text:span text:style-name="T25">experience as </text:span><text:span text:style-name="T29">Devops Engineer</text:span><text:span text:style-name="T28">.</text:span></text:p>
        </text:list-item>
        <text:list-item>
          <text:p text:style-name="P46"><text:span text:style-name="T29">Devops Engineer</text:span><text:span text:style-name="T25"> at C</text:span><text:span text:style-name="T27">ompany Name </text:span><text:span text:style-name="T7">Date</text:span><text:span text:style-name="T8"> </text:span><text:span text:style-name="T6">to </text:span><text:span text:style-name="T9">Till Date</text:span><text:span text:style-name="T8">.</text:span></text:p>
        </text:list-item>
        <text:list-item>
          <text:p text:style-name="P49"><text:span text:style-name="T6">Technical Skills</text:span><text:span text:style-name="T8"> GIT, Github, Bitbucket, Maven, Jenkins, Docker, Chef, Nagios, AWS, SonarQube, JIRA, Confluence, Core Java, MySql, <text:s/>Apache Kafka.</text:span></text:p>
        </text:list-item>
        <text:list-item>
          <text:p text:style-name="P49"><text:span text:style-name="T25">Graduate Engineer in </text:span><text:span text:style-name="T28">Information Technology</text:span><text:span text:style-name="T25"> with the good knowledge of Technical skills.</text:span></text:p>
        </text:list-item>
      </text:list>
      <text:p text:style-name="P18"/>
      <text:list xml:id="list2632649845" text:style-name="WW8Num8">
        <text:list-item>
          <text:p text:style-name="P50">Technical Skills:</text:p>
        </text:list-item>
      </text:list>
      <text:p text:style-name="P24"><text:span text:style-name="T32">Version Control System : </text:span><text:span text:style-name="T34">GIT, GitHub, Bitbucket</text:span></text:p>
      <text:p text:style-name="P24"><text:span text:style-name="T33">Build and Relase Tool : <text:s/></text:span><text:span text:style-name="T34">Maven, Jenkins</text:span></text:p>
      <text:p text:style-name="P24"><text:span text:style-name="T33">Container Platform : </text:span><text:span text:style-name="T35">Docker</text:span></text:p>
      <text:p text:style-name="P55"><text:span text:style-name="T42">Orchestration Tools</text:span><text:span text:style-name="T35"> : Kubernets</text:span></text:p>
      <text:p text:style-name="P24"><text:span text:style-name="T36">Automation Platform : </text:span><text:span text:style-name="T38">Ansible.</text:span></text:p>
      <text:p text:style-name="P24"><text:span text:style-name="T39">Application/WebServer : </text:span><text:span text:style-name="T37">Apache-Tomcat, Nginx</text:span></text:p>
      <text:p text:style-name="P24"><text:span text:style-name="T39">Monitoring &amp; Ticketing Tools : <text:s/></text:span><text:span text:style-name="T37">Nagios, JIRA</text:span></text:p>
      <text:p text:style-name="P24"><text:span text:style-name="T39">Code Review Tools : </text:span><text:span text:style-name="T37">SonarQube</text:span></text:p>
      <text:p text:style-name="P24"><text:span text:style-name="T39">Cloud Platform : </text:span><text:span text:style-name="T37">AWS</text:span></text:p>
      <text:p text:style-name="P24"><text:span text:style-name="T39">Programming Language : </text:span><text:span text:style-name="T37">Core Java</text:span></text:p>
      <text:p text:style-name="P24"><text:span text:style-name="T39">Databases : </text:span><text:span text:style-name="T37">MySql, Redis</text:span></text:p>
      <text:p text:style-name="P19"><text:span text:style-name="T39">Operating Systems : </text:span><text:span text:style-name="T37">Linux, Mac, Windows</text:span></text:p>
      <text:p text:style-name="P18"/>
      <text:p text:style-name="P18"/>
      <text:list xml:id="list2442381616" text:style-name="WW8Num6">
        <text:list-item>
          <text:p text:style-name="P39">Work Experience</text:p>
        </text:list-item>
      </text:list>
      <text:p text:style-name="P40">COMPANY NAME: </text:p>
      <text:p text:style-name="P20"><text:span text:style-name="T6"><text:tab/></text:span><text:span text:style-name="T16">Client : </text:span></text:p>
      <text:p text:style-name="P42">Project : </text:p>
      <text:p text:style-name="P15"><text:span text:style-name="T16">Role: </text:span><text:span text:style-name="T17">Devops</text:span><text:span text:style-name="T16"> </text:span><text:span text:style-name="T17">Engineer</text:span><text:span text:style-name="T16">.</text:span></text:p>
      <text:p text:style-name="P15"><text:span text:style-name="T16">Technologies Used: </text:span><text:span text:style-name="T17">Git, Bitbucket, Maven, Jenkins, Docker, Chef.</text:span></text:p>
      <text:p text:style-name="P15"><text:span text:style-name="T16">Operating System: </text:span><text:span text:style-name="T17">Linux, Mac OS.</text:span></text:p>
      <text:p text:style-name="P3"><text:span text:style-name="T16">Duration: </text:span><text:span text:style-name="T18">Date </text:span><text:span text:style-name="T17">to Till Date.</text:span></text:p>
      <text:p text:style-name="P3"/>
      <text:p text:style-name="P21"><text:span text:style-name="T43">Roles and Responsibilities:</text:span><text:span text:style-name="T20">.</text:span></text:p>
      <text:list xml:id="list4154141097" text:style-name="WW8Num11">
        <text:list-item>
          <text:p text:style-name="P25"><text:span text:style-name="T20">Proficient with version control systems </text:span><text:span text:style-name="T21">GIT, GitHub, Bitbucket </text:span><text:span text:style-name="T20">and including branching and merging strategies also Responsible for Design of different Release Environments for new projects and </text:span><text:span text:style-name="heading3"><text:span text:style-name="T46">maintaining </text:span></text:span><text:span text:style-name="heading3"><text:span text:style-name="T48">repository</text:span></text:span><text:span text:style-name="heading3"><text:span text:style-name="T46"> and </text:span></text:span><text:span text:style-name="heading3"><text:span text:style-name="T48">version</text:span></text:span><text:span text:style-name="heading3"><text:span text:style-name="T46"> controlling.</text:span></text:span><text:span text:style-name="T20">.</text:span></text:p>
        </text:list-item>
        <text:list-item>
          <text:p text:style-name="P26"><text:span text:style-name="heading3"><text:span text:style-name="T22">Creating CI/CD pipelines by integrating </text:span></text:span><text:span text:style-name="heading3"><text:span text:style-name="T23">Git, GitHub, maven, Jenkins </text:span></text:span><text:span text:style-name="heading3"><text:span text:style-name="T22">and</text:span></text:span><text:span text:style-name="heading3"><text:span text:style-name="T23"> Chef</text:span></text:span><text:span text:style-name="heading3"><text:span text:style-name="T22">.</text:span></text:span></text:p>
        </text:list-item>
        <text:list-item>
          <text:p text:style-name="P30"><text:span text:style-name="T32">Creating </text:span><text:span text:style-name="T41">Docker Containers</text:span><text:span text:style-name="T32"> and custom </text:span><text:span text:style-name="T41">docker image</text:span><text:span text:style-name="T32">. <text:s/></text:span></text:p>
        </text:list-item>
        <text:list-item>
          <text:p text:style-name="P31"><text:span text:style-name="T32">Configuring different environment replica and installing </text:span><text:span text:style-name="T41">Apache-Tomcat, Nginx</text:span><text:span text:style-name="T32"> and deploying </text:span><text:span text:style-name="T41">JAR/WAR</text:span><text:span text:style-name="T32"> file using </text:span><text:span text:style-name="T41">Docker</text:span><text:span text:style-name="T32"> and </text:span><text:span text:style-name="T41">Jenkins</text:span><text:span text:style-name="T32">.</text:span></text:p>
        </text:list-item>
        <text:list-item>
          <text:p text:style-name="P32"><text:span text:style-name="heading3"><text:span text:style-name="T46">Created </text:span></text:span><text:span text:style-name="heading3"><text:span text:style-name="T48">repositories</text:span></text:span><text:span text:style-name="heading3"><text:span text:style-name="T46"> according the structure required with </text:span></text:span><text:span text:style-name="heading3"><text:span text:style-name="T47">branches</text:span></text:span><text:span text:style-name="heading3"><text:span text:style-name="T46"> and </text:span></text:span><text:span text:style-name="heading3"><text:span text:style-name="T47">tags</text:span></text:span><text:span text:style-name="heading3"><text:span text:style-name="T46">.</text:span></text:span></text:p>
        </text:list-item>
        <text:list-item>
          <text:p text:style-name="P32"><text:span text:style-name="heading3"><text:span text:style-name="T46">Creating Hosted </text:span></text:span><text:span text:style-name="heading3"><text:span text:style-name="T48">Chef-server</text:span></text:span><text:span text:style-name="heading3"><text:span text:style-name="T46"> setup, </text:span></text:span><text:span text:style-name="heading3"><text:span text:style-name="T48">Knife</text:span></text:span><text:span text:style-name="heading3"><text:span text:style-name="T46"> configuration, attaching workstation to </text:span></text:span><text:span text:style-name="heading3"><text:span text:style-name="T48">chef-server</text:span></text:span><text:span text:style-name="heading3"><text:span text:style-name="T46">, Creating Nodes using </text:span></text:span><text:span text:style-name="heading3"><text:span text:style-name="T48">docker file</text:span></text:span><text:span text:style-name="heading3"><text:span text:style-name="T46">, Bootstrap the node from Workstation, Writing </text:span></text:span><text:span text:style-name="heading3"><text:span text:style-name="T48">cookbooks</text:span></text:span><text:span text:style-name="heading3"><text:span text:style-name="T46"> and </text:span></text:span><text:span text:style-name="heading3"><text:span text:style-name="T48">recipe</text:span></text:span><text:span text:style-name="heading3"><text:span text:style-name="T46">, rule and executing the same. Deploying </text:span></text:span><text:span text:style-name="heading3"><text:span text:style-name="T48">.war</text:span></text:span><text:span text:style-name="heading3"><text:span text:style-name="T46"> or HTML file on </text:span></text:span><text:span text:style-name="heading3"><text:span text:style-name="T48">Nginx</text:span></text:span><text:span text:style-name="heading3"><text:span text:style-name="T46">, </text:span></text:span><text:span text:style-name="heading3"><text:span text:style-name="T48">Apache Tomcat</text:span></text:span><text:span text:style-name="heading3"><text:span text:style-name="T46">, by creating Node using </text:span></text:span><text:span text:style-name="heading3"><text:span text:style-name="T48">Chef</text:span></text:span><text:span text:style-name="heading3"><text:span text:style-name="T46"> and </text:span></text:span><text:span text:style-name="heading3"><text:span text:style-name="T48">Docker</text:span></text:span><text:span text:style-name="heading3"><text:span text:style-name="T46">.</text:span></text:span></text:p>
        </text:list-item>
      </text:list>
      <text:p text:style-name="P2"><text:soft-page-break/></text:p>
      <text:p text:style-name="P40">COMPANY NAME: </text:p>
      <text:p text:style-name="P41">Title: </text:p>
      <text:p text:style-name="P15"><text:span text:style-name="T8">Role: </text:span><text:span text:style-name="T6">Devops</text:span><text:span text:style-name="T8"> </text:span><text:span text:style-name="T6">Engineer</text:span><text:span text:style-name="T8">.</text:span></text:p>
      <text:p text:style-name="P15"><text:span text:style-name="T8">Technologies Used: </text:span><text:span text:style-name="T6">Bitbucket, Maven, Jenkins, Docker, Chef, Nagios, AWS, SonarQube, <text:tab/><text:tab/><text:tab/> <text:s text:c="9"/>JIRA, Confluence, Core Java, NoSql(Cassandra), MySql, <text:s/>Apache-Kafka.</text:span></text:p>
      <text:p text:style-name="P15"><text:span text:style-name="T8">Database: </text:span><text:span text:style-name="T6">NoSQL (Cassandra).</text:span></text:p>
      <text:p text:style-name="P15"><text:span text:style-name="T8">Operating System: </text:span><text:span text:style-name="T6">Linux, Mac OS.</text:span></text:p>
      <text:p text:style-name="P22"><text:span text:style-name="T8">Duration: </text:span><text:span text:style-name="T10">DATE</text:span><text:span text:style-name="T6"> <text:s/>To July 2018.</text:span></text:p>
      <text:p text:style-name="P8"/>
      <text:p text:style-name="P4"><text:span text:style-name="T8">Description: </text:span><text:span text:style-name="T6">is Smart product finder for a smarter shopping experience. simplifies the shopper’s journey with a smart search and enhanced browsing experience. </text:span><text:span text:style-name="T25">With everything under one roof, it enables you to browse through various products, offers &amp; deals by numerous online shopping sites and hundreds of local retail outlets near you.</text:span></text:p>
      <text:p text:style-name="P13">Roles and Responsibilities:</text:p>
      <text:list xml:id="list3575450150" text:style-name="WW8Num9">
        <text:list-item>
          <text:p text:style-name="P51"><text:span text:style-name="T11">Major responsibilities include </text:span><text:span text:style-name="T15">design</text:span><text:span text:style-name="T11">, </text:span><text:span text:style-name="T15">ownership</text:span><text:span text:style-name="T11">, and drive the </text:span><text:span text:style-name="T15">DevOps process strategy</text:span><text:span text:style-name="T11"> and implementation and develop </text:span><text:span text:style-name="T15">DevOps methodology</text:span><text:span text:style-name="T11"> and culture by setting up an environment with </text:span><text:span text:style-name="T15">CI/CD</text:span><text:span text:style-name="T11"> and continuous monitoring.</text:span></text:p>
        </text:list-item>
        <text:list-item>
          <text:p text:style-name="P27"><text:span text:style-name="T11">Proficient with version control systems </text:span><text:span text:style-name="T15">GIT, GitHub, Bitbucket </text:span><text:span text:style-name="T11">and including branching and merging strategies also Responsible for Design of different Release Environments for new projects and </text:span><text:span text:style-name="heading3"><text:span text:style-name="T45">maintaining </text:span></text:span><text:span text:style-name="heading3"><text:span text:style-name="T44">repository</text:span></text:span><text:span text:style-name="heading3"><text:span text:style-name="T45"> and </text:span></text:span><text:span text:style-name="heading3"><text:span text:style-name="T44">version</text:span></text:span><text:span text:style-name="heading3"><text:span text:style-name="T45"> controlling.</text:span></text:span><text:span text:style-name="T11">.</text:span></text:p>
        </text:list-item>
        <text:list-item>
          <text:p text:style-name="P28"><text:span text:style-name="T30">Implementing a Continuous Delivery framework using </text:span><text:span text:style-name="T31">Jenkins</text:span><text:span text:style-name="T30"> and </text:span><text:span text:style-name="T31">Maven</text:span><text:span text:style-name="T30">. </text:span><text:span text:style-name="T11">Setup </text:span><text:span text:style-name="T15">Jenkins</text:span><text:span text:style-name="T11"> for continuous integration Build process </text:span><text:span text:style-name="heading3"><text:span text:style-name="T13">and </text:span></text:span><text:span text:style-name="heading3"><text:span text:style-name="T12">Administered</text:span></text:span><text:span text:style-name="heading3"><text:span text:style-name="T14"> </text:span></text:span><text:span text:style-name="heading3"><text:span text:style-name="T12">Jenkins CI</text:span></text:span><text:span text:style-name="heading3"><text:span text:style-name="T14"> for </text:span></text:span><text:span text:style-name="heading3"><text:span text:style-name="T12">Maven</text:span></text:span><text:span text:style-name="heading3"><text:span text:style-name="T14"> Builds</text:span></text:span><text:span text:style-name="heading3"><text:span text:style-name="T13"> and implemented </text:span></text:span><text:span text:style-name="heading3"><text:span text:style-name="T12">LDAP</text:span></text:span><text:span text:style-name="heading3"><text:span text:style-name="T13"> </text:span></text:span><text:span text:style-name="heading3"><text:span text:style-name="T12">authentication</text:span></text:span><text:span text:style-name="heading3"><text:span text:style-name="T13"> for Jenkins and User Management for </text:span></text:span><text:span text:style-name="heading3"><text:span text:style-name="T12">Jenkins CI</text:span></text:span><text:span text:style-name="heading3"><text:span text:style-name="T13">. C</text:span></text:span><text:span text:style-name="heading3"><text:span text:style-name="T45">reated a Master and Slave configuration to implement multiple parallel builds through a build form. </text:span></text:span><text:span text:style-name="heading3"><text:span text:style-name="T13">Developed and supported the Configuration and Build Management Processes and procedures.</text:span></text:span></text:p>
        </text:list-item>
        <text:list-item>
          <text:p text:style-name="P29"><text:span text:style-name="heading3"><text:span text:style-name="T13">Creating CI/CD pipelines by integrating </text:span></text:span><text:span text:style-name="heading3"><text:span text:style-name="T12">Git, GitHub, maven, Jenkins </text:span></text:span><text:span text:style-name="heading3"><text:span text:style-name="T13">and</text:span></text:span><text:span text:style-name="heading3"><text:span text:style-name="T12"> Chef</text:span></text:span><text:span text:style-name="heading3"><text:span text:style-name="T13">.</text:span></text:span></text:p>
        </text:list-item>
        <text:list-item>
          <text:p text:style-name="P33"><text:span text:style-name="T32">Creating Amazon </text:span><text:span text:style-name="T40">EC2 instances</text:span><text:span text:style-name="T32"> using command line calls and troubleshoot the most common problems with instances and monitor the health of Amazon </text:span><text:span text:style-name="T41">EC2 instances</text:span><text:span text:style-name="T32"> and other </text:span><text:span text:style-name="T40">AWS</text:span><text:span text:style-name="T32"> services.</text:span></text:p>
        </text:list-item>
        <text:list-item>
          <text:p text:style-name="P34"><text:span text:style-name="T32">Creating and managing </text:span><text:span text:style-name="T41">Docker Containers</text:span><text:span text:style-name="T32"> and custom </text:span><text:span text:style-name="T41">docker image</text:span><text:span text:style-name="T32">. <text:s/></text:span></text:p>
        </text:list-item>
        <text:list-item>
          <text:p text:style-name="P35"><text:span text:style-name="T32">Configuring different environment replica and installing </text:span><text:span text:style-name="T41">Apache-Tomcat, Nginx</text:span><text:span text:style-name="T32"> and deploying </text:span><text:span text:style-name="T41">JAR/WAR</text:span><text:span text:style-name="T32"> file using </text:span><text:span text:style-name="T41">Docker</text:span><text:span text:style-name="T32"> and </text:span><text:span text:style-name="T41">Jenkins</text:span><text:span text:style-name="T32">. </text:span><text:span text:style-name="heading3"><text:span text:style-name="T19">Troubleshoot deployment issues in the </text:span></text:span><text:span text:style-name="heading3"><text:span text:style-name="T24">Dev</text:span></text:span><text:span text:style-name="heading3"><text:span text:style-name="T19">, </text:span></text:span><text:span text:style-name="heading3"><text:span text:style-name="T24">QA</text:span></text:span><text:span text:style-name="heading3"><text:span text:style-name="T19"> and </text:span></text:span><text:span text:style-name="heading3"><text:span text:style-name="T24">UAT</text:span></text:span><text:span text:style-name="heading3"><text:span text:style-name="T19"> environments. </text:span></text:span></text:p>
        </text:list-item>
        <text:list-item>
          <text:p text:style-name="P36"><text:span text:style-name="heading3"><text:span text:style-name="T49">Created </text:span></text:span><text:span text:style-name="heading3"><text:span text:style-name="T50">repositories</text:span></text:span><text:span text:style-name="heading3"><text:span text:style-name="T49"> according the structure required with </text:span></text:span><text:span text:style-name="heading3"><text:span text:style-name="T50">branches</text:span></text:span><text:span text:style-name="heading3"><text:span text:style-name="T49"> and </text:span></text:span><text:span text:style-name="heading3"><text:span text:style-name="T50">tags</text:span></text:span><text:span text:style-name="heading3"><text:span text:style-name="T49">.</text:span></text:span></text:p>
        </text:list-item>
        <text:list-item>
          <text:p text:style-name="P36"><text:span text:style-name="heading3"><text:span text:style-name="T49">Creating Hosted </text:span></text:span><text:span text:style-name="heading3"><text:span text:style-name="T50">Chef-server</text:span></text:span><text:span text:style-name="heading3"><text:span text:style-name="T49"> setup, </text:span></text:span><text:span text:style-name="heading3"><text:span text:style-name="T50">Knife</text:span></text:span><text:span text:style-name="heading3"><text:span text:style-name="T49"> configuration, attaching workstation to </text:span></text:span><text:span text:style-name="heading3"><text:span text:style-name="T50">chef-server</text:span></text:span><text:span text:style-name="heading3"><text:span text:style-name="T49">, Creating Nodes using </text:span></text:span><text:span text:style-name="heading3"><text:span text:style-name="T50">docker file</text:span></text:span><text:span text:style-name="heading3"><text:span text:style-name="T49">, Bootstrap the node from Workstation, Writing </text:span></text:span><text:span text:style-name="heading3"><text:span text:style-name="T50">cookbooks</text:span></text:span><text:span text:style-name="heading3"><text:span text:style-name="T49"> and </text:span></text:span><text:span text:style-name="heading3"><text:span text:style-name="T50">recipe</text:span></text:span><text:span text:style-name="heading3"><text:span text:style-name="T49">, rule and executing the same. </text:span></text:span></text:p>
        </text:list-item>
        <text:list-item>
          <text:p text:style-name="P36"><text:span text:style-name="heading3"><text:span text:style-name="T49">Deploying </text:span></text:span><text:span text:style-name="heading3"><text:span text:style-name="T50">.war</text:span></text:span><text:span text:style-name="heading3"><text:span text:style-name="T49"> or HTML file on </text:span></text:span><text:span text:style-name="heading3"><text:span text:style-name="T50">Nginx</text:span></text:span><text:span text:style-name="heading3"><text:span text:style-name="T49">, </text:span></text:span><text:span text:style-name="heading3"><text:span text:style-name="T50">Apache Tomcat</text:span></text:span><text:span text:style-name="heading3"><text:span text:style-name="T49">, by creating Node using </text:span></text:span><text:span text:style-name="heading3"><text:span text:style-name="T50">Chef</text:span></text:span><text:span text:style-name="heading3"><text:span text:style-name="T49"> and </text:span></text:span><text:span text:style-name="heading3"><text:span text:style-name="T50">Docker</text:span></text:span><text:span text:style-name="heading3"><text:span text:style-name="T49">.</text:span></text:span></text:p>
        </text:list-item>
        <text:list-item>
          <text:p text:style-name="P36"><text:span text:style-name="heading3"><text:span text:style-name="T49">Monitoring Thread usage, Connection Pool usage, CPU usage, Memory usage and preparing reports for the performance tests. </text:span></text:span></text:p>
        </text:list-item>
        <text:list-item>
          <text:p text:style-name="P36"><text:span text:style-name="heading3"><text:span text:style-name="T49">Worked with </text:span></text:span><text:span text:style-name="heading3"><text:span text:style-name="T50">JIRA</text:span></text:span><text:span text:style-name="heading3"><text:span text:style-name="T49"> for </text:span></text:span><text:span text:style-name="heading3"><text:span text:style-name="T50">Issue</text:span></text:span><text:span text:style-name="heading3"><text:span text:style-name="T49"> </text:span></text:span><text:span text:style-name="heading3"><text:span text:style-name="T50">Tracking</text:span></text:span><text:span text:style-name="heading3"><text:span text:style-name="T49"> and </text:span></text:span><text:span text:style-name="heading3"><text:span text:style-name="T50">monitoring.</text:span></text:span></text:p>
        </text:list-item>
      </text:list>
      <text:p text:style-name="P5"/>
      <text:p text:style-name="P5"/>
      <text:p text:style-name="P40">COMPANY NAME: </text:p>
      <text:p text:style-name="P17"><text:span text:style-name="T8"><text:s text:c="6"/><text:tab/>Title: </text:span><text:span text:style-name="T6">CSC (Customer Service Center) Project.</text:span></text:p>
      <text:p text:style-name="P16"><text:span text:style-name="T8"><text:s text:c="7"/><text:tab/>Role: </text:span><text:span text:style-name="T6">Software Developer.</text:span></text:p>
      <text:p text:style-name="P16"><text:span text:style-name="T8"><text:tab/>Duration: </text:span><text:span text:style-name="T10">DATE</text:span></text:p>
      <text:p text:style-name="P15"><text:span text:style-name="T8">Technologies: </text:span><text:span text:style-name="T6">Java, Servlet, JSP, JDBC, MySQL, Linux, Web technologies.</text:span></text:p>
      <text:p text:style-name="P15"><text:span text:style-name="T8">Database: </text:span><text:span text:style-name="T6">MySQL.</text:span></text:p>
      <text:p text:style-name="P15"><text:span text:style-name="T8">Operating System: </text:span><text:span text:style-name="T6">Ubuntu, Windows.</text:span></text:p>
      <text:list xml:id="list955518993" text:style-name="WW8Num10">
        <text:list-item>
          <text:p text:style-name="P52"><text:soft-page-break/><text:span text:style-name="T8">Description: CSC </text:span><text:span text:style-name="T6">consists of API integration (Cyber plat for Recharge, Data Waves for Plans and Tariffs). It integrates the </text:span><text:span text:style-name="T8">CC</text:span><text:span text:style-name="T6"> </text:span><text:span text:style-name="T8">Avenue Payment Gateway for Recharge, Utility Bills, Money On Mobile</text:span><text:span text:style-name="T6"> for money transfer and also integrate the </text:span><text:span text:style-name="T8">Pan card UTIITSL </text:span><text:span text:style-name="T6">Services.</text:span></text:p>
        </text:list-item>
      </text:list>
      <text:p text:style-name="P14"/>
      <text:list xml:id="list2084934327" text:style-name="WW8Num2">
        <text:list-item>
          <text:p text:style-name="P44">Education</text:p>
        </text:list-item>
      </text:list>
      <text:p text:style-name="P7">MAINSTREAM EDUCATION</text:p>
      <text:list xml:id="list725753716" text:style-name="WW8Num3">
        <text:list-item>
          <text:p text:style-name="P47"><text:span text:style-name="T28">BE, IT, </text:span><text:span text:style-name="T25">Amravati University, </text:span><text:span text:style-name="T28">2014</text:span><text:span text:style-name="T25">. ( </text:span><text:span text:style-name="T28">%</text:span><text:span text:style-name="T25">). </text:span></text:p>
        </text:list-item>
        <text:list-item>
          <text:p text:style-name="P47"><text:span text:style-name="T28">POLYTECHNIC, IT, </text:span><text:span text:style-name="T25">Maharashtra State Board of Technical Education, </text:span><text:span text:style-name="T28">2011</text:span><text:span text:style-name="T25">. (</text:span><text:span text:style-name="T28">%</text:span><text:span text:style-name="T25">).</text:span></text:p>
        </text:list-item>
      </text:list>
      <text:p text:style-name="P6"/>
      <text:list xml:id="list81520528227979" text:continue-list="list2084934327" text:style-name="WW8Num2">
        <text:list-item>
          <text:p text:style-name="P45">Personal Details</text:p>
        </text:list-item>
      </text:list>
      <text:list xml:id="list3788150145" text:style-name="WW8Num4">
        <text:list-item>
          <text:p text:style-name="P48"><text:span text:style-name="T29">Date of Birth :</text:span><text:span text:style-name="T26"> </text:span></text:p>
        </text:list-item>
        <text:list-item>
          <text:p text:style-name="P48"><text:span text:style-name="T29">Marital Status :</text:span><text:span text:style-name="T26"> <text:s/></text:span></text:p>
        </text:list-item>
        <text:list-item>
          <text:p text:style-name="P48"><text:span text:style-name="T29">Language :</text:span><text:span text:style-name="T26"> </text:span></text:p>
        </text:list-item>
        <text:list-item>
          <text:p text:style-name="P48"><text:span text:style-name="T29">Gender:</text:span><text:span text:style-name="T26"> </text:span></text:p>
        </text:list-item>
        <text:list-item>
          <text:p text:style-name="P53">Nationality :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FreeSans" svg:font-family="FreeSans, 'Times New Roman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 Regular" svg:font-family="'Noto Sans CJK SC Regular'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Symbol1" svg:font-family="Symbol" style:font-pitch="variable"/>
    <style:font-face style:name="Symbol2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1" fo:font-family="'Liberation Serif', 'Times New Roman'" style:font-family-generic="roman" style:font-pitch="variable" fo:font-size="12pt" fo:font-weight="bold" style:font-name-asian="Noto Sans CJK SC Regular" style:font-family-asian="'Noto Sans CJK SC Regular'" style:font-pitch-asian="variable" style:font-size-asian="12pt" style:font-weight-asian="bold" style:font-name-complex="FreeSans" style:font-family-complex="FreeSans, 'Times New Roman'" style:font-pitch-complex="variable" style:font-size-complex="12pt" style:font-weight-complex="bold"/>
    </style:style>
    <style:style style:name="Section_20_Title" style:display-name="Section Title" style:family="paragraph" style:parent-style-name="Standard" style:next-style-name="Standard">
      <style:paragraph-properties fo:margin-top="0.388cm" fo:margin-bottom="0cm" style:contextual-spacing="false" style:line-height-at-least="0.388cm" fo:padding-left="0cm" fo:padding-right="0cm" fo:padding-top="0cm" fo:padding-bottom="0.035cm" fo:border-left="none" fo:border-right="none" fo:border-top="none" fo:border-bottom="0.51pt solid #808080" style:shadow="none"/>
      <style:text-properties fo:text-transform="uppercase" style:font-name="Garamond" fo:font-family="Garamond" style:font-family-generic="roman" style:font-pitch="variable" fo:font-size="10pt" fo:letter-spacing="0.026cm" style:font-size-asian="10pt" style:font-name-complex="Garamond" style:font-family-complex="Garamond" style:font-family-generic-complex="roman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ffffff" loext:opacity="100%"/>
    </style:style>
    <style:style style:name="WW-Default" style:family="paragraph">
      <style:paragraph-properties fo:text-align="justify" style:justify-single-word="false" fo:orphans="2" fo:widows="2" fo:hyphenation-ladder-count="no-limit" style:text-autospace="none"/>
      <style:text-properties fo:color="#000000" loext:opacity="100%" style:font-name="Calibri" fo:font-family="Calibri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rame_20_contents_20__28_user_29_" style:display-name="Frame contents (user)" style:family="paragraph" style:parent-style-name="Text_20_body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5f_Head" style:display-name="Table_Head" style:family="paragraph" style:parent-style-name="Standard">
      <style:paragraph-properties fo:margin-top="0.212cm" fo:margin-bottom="0.212cm" style:contextual-spacing="false">
        <style:tab-stops>
          <style:tab-stop style:position="1.905cm"/>
        </style:tab-stops>
      </style:paragraph-properties>
      <style:text-properties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/>
    </style:style>
    <style:style style:name="Table_5f_Text" style:display-name="Table_Text" style:family="paragraph" style:parent-style-name="Standard">
      <style:paragraph-properties fo:margin-top="0.106cm" fo:margin-bottom="0.106cm" style:contextual-spacing="false">
        <style:tab-stops>
          <style:tab-stop style:position="1.905cm"/>
        </style:tab-stops>
      </style:paragraph-properties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1" style:family="paragraph">
      <style:paragraph-properties fo:orphans="2" fo:widows="2" fo:hyphenation-ladder-count="no-limit"/>
      <style:text-properties fo:color="#000000" loext:opacity="100%" style:font-name="Calibri" fo:font-family="Calibri" style:font-family-generic="swiss" style:font-pitch="variable" fo:font-size="12pt" fo:language="en" fo:country="IN" style:font-name-asian="Calibri" style:font-family-asian="Calibri" style:font-family-generic-asian="swiss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WW8Num2z0" style:family="text">
      <style:text-properties fo:color="#000000" loext:opacity="100%" style:font-name="Wingdings" fo:font-family="Wingdings" style:font-pitch="variable" style:font-charset="x-symbol" style:font-name-complex="Courier New" style:font-family-complex="'Courier New'" style:font-family-generic-complex="modern"/>
    </style:style>
    <style:style style:name="WW8Num3z0" style:family="text">
      <style:text-properties fo:color="#000000" loext:opacity="100%"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4z0" style:family="text">
      <style:text-properties fo:color="#000000" loext:opacity="100%" style:font-name="Wingdings" fo:font-family="Wingdings" style:font-pitch="variable" style:font-charset="x-symbol" fo:font-size="11pt" style:font-size-asian="11pt" style:font-name-complex="Courier New" style:font-family-complex="'Courier New'" style:font-family-generic-complex="modern" style:font-size-complex="11pt"/>
    </style:style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7z0" style:family="text">
      <style:text-properties fo:color="#000000" loext:opacity="100%"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00" loext:opacity="100%" style:font-name="Symbol2" fo:font-family="Symbol" style:font-family-generic="roman" style:font-pitch="variable" fo:font-size="10.5pt" fo:language="en" fo:country="IN" fo:background-color="#ffffff" style:font-size-asian="10.5pt" style:language-asian="en" style:country-asian="US" style:font-name-complex="Symbol2" style:font-family-complex="Symbol" style:font-family-generic-complex="roman" style:font-pitch-complex="variable" style:font-size-complex="10.5pt"/>
    </style:style>
    <style:style style:name="WW8Num10z0" style:family="text">
      <style:text-properties fo:color="#000000" loext:opacity="100%" style:font-name="Symbol2" fo:font-family="Symbol" style:font-family-generic="roman" style:font-pitch="variable" fo:font-size="10.5pt" style:font-size-asian="10.5pt" style:font-name-complex="OpenSymbol" style:font-family-complex="OpenSymbol, 'Arial Unicode MS'" style:font-charset-complex="x-symbol" style:font-size-complex="10.5pt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1z0" style:family="text">
      <style:text-properties style:font-name="Symbol" fo:font-family="Symbol" style:font-name-complex="Symbol1" style:font-family-complex="Symbol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WW8Num11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2z0" style:family="text">
      <style:text-properties style:font-name="Symbol2" fo:font-family="Symbol" style:font-family-generic="roman" style:font-pitch="variable" style:font-name-complex="OpenSymbol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-Default_20_Paragraph_20_Font" style:display-name="WW-Default Paragraph Font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-Default_20_Paragraph_20_Font1" style:display-name="WW-Default Paragraph Font1" style:family="text"/>
    <style:style style:name="WW-Default_20_Paragraph_20_Font11" style:display-name="WW-Default Paragraph Font1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fo:color="#000000" loext:opacity="100%"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11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fo:color="#000000" loext:opacity="100%" style:font-name="Symbol2" fo:font-family="Symbol" style:font-family-generic="roman" style:font-pitch="variable" fo:font-size="13pt" style:font-size-asian="13pt" style:font-name-complex="Symbol2" style:font-family-complex="Symbol" style:font-family-generic-complex="roman" style:font-pitch-complex="variable" style:font-size-complex="13pt"/>
    </style:style>
    <style:style style:name="WW8Num13z1" style:family="text">
      <style:text-properties fo:color="#000000" loext:opacity="100%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9z0" style:family="text">
      <style:text-properties fo:color="#00b050" loext:opacity="100%" style:font-name="Wingdings" fo:font-family="Wingdings" style:font-pitch="variable" style:font-charset="x-symbol" fo:font-size="18pt" style:font-size-asian="18pt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0z0" style:family="text">
      <style:text-properties fo:color="#000000" loext:opacity="100%" style:font-name="Wingdings" fo:font-family="Wingdings" style:font-pitch="variable" style:font-charset="x-symbol" fo:font-size="9pt" style:font-name-asian="Calibri" style:font-family-asian="Calibri" style:font-family-generic-asian="swiss" style:font-pitch-asian="variable" style:font-size-asian="9pt" style:font-name-complex="Wingdings" style:font-family-complex="Wingdings" style:font-pitch-complex="variable" style:font-charset-complex="x-symbol" style:font-size-complex="11pt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3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31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fo:color="#000000" loext:opacity="100%"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1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3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34z0" style:family="text">
      <style:text-properties fo:color="#00b050" loext:opacity="100%" style:font-name="Wingdings" fo:font-family="Wingdings" style:font-pitch="variable" style:font-charset="x-symbol" fo:font-size="18pt" style:font-size-asian="18pt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37z0" style:family="text">
      <style:text-properties fo:color="#00b050" loext:opacity="100%" style:font-name="Wingdings" fo:font-family="Wingdings" style:font-pitch="variable" style:font-charset="x-symbol" fo:font-size="18pt" style:font-size-asian="18pt" style:font-name-complex="Wingdings" style:font-family-complex="Wingdings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38z0" style:family="text">
      <style:text-properties fo:color="#000000" loext:opacity="100%"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fo:color="#000000" loext:opacity="100%"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8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3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fo:color="#000000" loext:opacity="100%"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40z0" style:family="text">
      <style:text-properties fo:color="#00b050" loext:opacity="100%" style:font-name="Wingdings" fo:font-family="Wingdings" style:font-pitch="variable" style:font-charset="x-symbol" fo:font-size="18pt" style:font-size-asian="18pt" style:font-name-complex="Wingdings" style:font-family-complex="Wingdings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43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44z0" style:family="text">
      <style:text-properties fo:color="#000000" loext:opacity="100%"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fo:color="#000000" loext:opacity="100%"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44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44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4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4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-Default_20_Paragraph_20_Font111" style:display-name="WW-Default Paragraph Font11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WW-Default_20_Paragraph_20_Font111"/>
    <style:style style:name="apple-converted-space" style:family="text" style:parent-style-name="WW-Default_20_Paragraph_20_Font111"/>
    <style:style style:name="ListLabel_20_19" style:display-name="ListLabel 19" style:family="text">
      <style:text-properties fo:color="#00000a" loext:opacity="100%" style:font-name="Cambria" fo:font-family="Cambria" style:font-family-generic="roman" style:font-pitch="variable" fo:font-size="12pt" fo:language="en" fo:country="IN" fo:font-weight="normal" style:font-size-asian="12pt" style:font-weight-asian="normal" style:font-name-complex="Wingdings" style:font-family-complex="Wingdings" style:font-pitch-complex="variable" style:font-charset-complex="x-symbol" style:font-size-complex="10pt"/>
    </style:style>
    <style:style style:name="ListLabel_20_20" style:display-name="ListLabel 20" style:family="text">
      <style:text-properties style:font-name-complex="Arial Black" style:font-family-complex="'Arial Black'" style:font-family-generic-complex="swiss" style:font-pitch-complex="variable"/>
    </style:style>
    <style:style style:name="ListLabel_20_21" style:display-name="ListLabel 21" style:family="text">
      <style:text-properties style:font-name-complex="Wingdings" style:font-family-complex="Wingdings" style:font-pitch-complex="variable" style:font-charset-complex="x-symbol"/>
    </style:style>
    <style:style style:name="ListLabel_20_22" style:display-name="ListLabel 22" style:family="text">
      <style:text-properties style:font-name-complex="Symbol2" style:font-family-complex="Symbol" style:font-family-generic-complex="roman" style:font-pitch-complex="variable"/>
    </style:style>
    <style:style style:name="ListLabel_20_23" style:display-name="ListLabel 23" style:family="text">
      <style:text-properties style:font-name-complex="Arial Black" style:font-family-complex="'Arial Black'" style:font-family-generic-complex="swiss" style:font-pitch-complex="variable"/>
    </style:style>
    <style:style style:name="ListLabel_20_24" style:display-name="ListLabel 24" style:family="text">
      <style:text-properties style:font-name-complex="Wingdings" style:font-family-complex="Wingdings" style:font-pitch-complex="variable" style:font-charset-complex="x-symbol"/>
    </style:style>
    <style:style style:name="ListLabel_20_25" style:display-name="ListLabel 25" style:family="text">
      <style:text-properties style:font-name-complex="Symbol2" style:font-family-complex="Symbol" style:font-family-generic-complex="roman" style:font-pitch-complex="variable"/>
    </style:style>
    <style:style style:name="ListLabel_20_26" style:display-name="ListLabel 26" style:family="text">
      <style:text-properties style:font-name-complex="Arial Black" style:font-family-complex="'Arial Black'" style:font-family-generic-complex="swiss" style:font-pitch-complex="variable"/>
    </style:style>
    <style:style style:name="ListLabel_20_27" style:display-name="ListLabel 27" style:family="text">
      <style:text-properties style:font-name-complex="Wingdings" style:font-family-complex="Wingdings" style:font-pitch-complex="variable" style:font-charset-complex="x-symbol"/>
    </style:style>
    <style:style style:name="heading3" style:family="text">
      <style:text-properties fo:color="#99cc00" loext:opacity="100%" style:font-name="Arial" fo:font-family="Arial" style:font-family-generic="swiss" style:font-pitch="variable" fo:font-size="13pt" fo:font-style="normal" fo:font-weight="bold" style:font-size-asian="13pt" style:font-style-asian="normal" style:font-weight-asian="bold" style:font-name-complex="Arial" style:font-family-complex="Arial" style:font-family-generic-complex="swiss" style:font-pitch-complex="variable" style:font-size-complex="13pt" style:font-style-complex="normal" style:font-weight-complex="bold"/>
    </style:style>
    <style:style style:name="ListLabel_20_33" style:display-name="ListLabel 33" style:family="text">
      <style:text-properties style:font-name-complex="Courier New" style:font-family-complex="'Courier New'" style:font-family-generic-complex="modern"/>
    </style:style>
    <style:style style:name="ListLabel_20_34" style:display-name="ListLabel 34" style:family="text">
      <style:text-properties style:font-name-complex="Courier New" style:font-family-complex="'Courier New'" style:font-family-generic-complex="modern"/>
    </style:style>
    <style:style style:name="ListLabel_20_35" style:display-name="ListLabel 35" style:family="text">
      <style:text-properties style:font-name-complex="Courier New" style:font-family-complex="'Courier New'" style:font-family-generic-complex="modern"/>
    </style:style>
    <style:style style:name="ListLabel_20_36" style:display-name="ListLabel 36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7" style:display-name="ListLabel 37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8" style:display-name="ListLabel 38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9" style:display-name="ListLabel 39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0" style:display-name="ListLabel 40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1" style:display-name="ListLabel 41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2" style:display-name="ListLabel 42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3" style:display-name="ListLabel 43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4" style:display-name="ListLabel 44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stLabel_20_52" style:display-name="ListLabel 52" style:family="text">
      <style:text-properties style:font-name-complex="Symbol1" style:font-family-complex="Symbol" style:font-pitch-complex="variable"/>
    </style:style>
    <style:style style:name="ListLabel_20_53" style:display-name="ListLabel 53" style:family="text">
      <style:text-properties style:font-name-complex="Symbol1" style:font-family-complex="Symbol" style:font-pitch-complex="variable"/>
    </style:style>
    <style:style style:name="ListLabel_20_54" style:display-name="ListLabel 54" style:family="text">
      <style:text-properties style:font-name-complex="Symbol1" style:font-family-complex="Symbol" style:font-pitch-complex="variable"/>
    </style:style>
    <style:style style:name="ListLabel_20_55" style:display-name="ListLabel 55" style:family="text">
      <style:text-properties style:font-name-complex="Symbol1" style:font-family-complex="Symbol" style:font-pitch-complex="variable"/>
    </style:style>
    <style:style style:name="ListLabel_20_56" style:display-name="ListLabel 56" style:family="text">
      <style:text-properties style:font-name-complex="Symbol1" style:font-family-complex="Symbol" style:font-pitch-complex="variable"/>
    </style:style>
    <style:style style:name="ListLabel_20_57" style:display-name="ListLabel 57" style:family="text">
      <style:text-properties style:font-name-complex="Symbol1" style:font-family-complex="Symbol" style:font-pitch-complex="variable"/>
    </style:style>
    <style:style style:name="ListLabel_20_58" style:display-name="ListLabel 58" style:family="text">
      <style:text-properties style:font-name-complex="Symbol1" style:font-family-complex="Symbol" style:font-pitch-complex="variable"/>
    </style:style>
    <style:style style:name="ListLabel_20_59" style:display-name="ListLabel 59" style:family="text">
      <style:text-properties style:font-name-complex="Symbol1" style:font-family-complex="Symbol" style:font-pitch-complex="variable"/>
    </style:style>
    <style:style style:name="ListLabel_20_60" style:display-name="ListLabel 60" style:family="text">
      <style:text-properties style:font-name-complex="Symbol1" style:font-family-complex="Symbol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429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2" text:style-name="WW8Num9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3" text:style-name="WW8Num9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bullet text:level="5" text:style-name="WW8Num9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2"/>
      </text:list-level-style-bullet>
      <text:list-level-style-bullet text:level="6" text:style-name="WW8Num9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2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2"/>
      </text:list-level-style-bullet>
      <text:list-level-style-bullet text:level="8" text:style-name="WW8Num9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2"/>
      </text:list-level-style-bullet>
      <text:list-level-style-bullet text:level="9" text:style-name="WW8Num9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2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2" text:style-name="WW8Num1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3" text:style-name="WW8Num11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1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6" text:style-name="WW8Num1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1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9" text:style-name="WW8Num11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center" style:justify-single-word="false" fo:text-indent="0.635cm" style:auto-text-indent="false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001cm" fo:page-height="29.7cm" style:num-format="1" style:print-orientation="portrait" fo:margin-top="0.318cm" fo:margin-bottom="1.369cm" fo:margin-left="1.27cm" fo:margin-right="1.337cm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><draw:frame draw:style-name="Mfr1" draw:name="Frame1" text:anchor-type="char" svg:x="1.27cm" svg:y="-0.633cm" svg:width="0.041cm" svg:height="0.441cm" draw:z-index="2"><draw:text-box><text:p text:style-name="Header"/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urav Agrawal</dc:title>
    <meta:initial-creator>an</meta:initial-creator>
    <meta:creation-date>2020-03-27T19:55:00</meta:creation-date>
    <dc:date>2023-12-22T08:14:58.768631156</dc:date>
    <meta:editing-cycles>7</meta:editing-cycles>
    <meta:editing-duration>PT27M45S</meta:editing-duration>
    <meta:generator>LibreOffice/7.3.7.2$Linux_X86_64 LibreOffice_project/30$Build-2</meta:generator>
    <meta:document-statistic meta:table-count="0" meta:image-count="0" meta:object-count="0" meta:page-count="3" meta:paragraph-count="77" meta:word-count="774" meta:character-count="5612" meta:non-whitespace-character-count="4612"/>
  </office:meta>
</office:document-meta>
</file>